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/>
    </style:style>
    <style:style style:name="P3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4" style:family="paragraph" style:parent-style-name="Text_20_body">
      <style:paragraph-properties fo:text-align="justify" style:justify-single-word="false"/>
      <style:text-properties fo:color="#000000"/>
    </style:style>
    <style:style style:name="P5" style:family="paragraph" style:parent-style-name="Standard">
      <style:text-properties fo:color="#000000"/>
    </style:style>
    <style:style style:name="P6" style:family="paragraph" style:parent-style-name="Standard">
      <style:paragraph-properties fo:text-align="justify" style:justify-single-word="false"/>
      <style:text-properties fo:color="#000000"/>
    </style:style>
    <style:style style:name="P7" style:family="paragraph" style:parent-style-name="Text_20_body">
      <style:paragraph-properties fo:text-align="justify" style:justify-single-word="false"/>
      <style:text-properties fo:color="#000000"/>
    </style:style>
    <style:style style:name="P8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/>
      <style:text-properties fo:color="#000000"/>
    </style:style>
    <style:style style:name="P9" style:family="paragraph" style:parent-style-name="Text_20_body" style:list-style-name="">
      <style:paragraph-properties fo:text-align="justify" style:justify-single-word="false"/>
      <style:text-properties fo:color="#000000"/>
    </style:style>
    <style:style style:name="P10" style:family="paragraph" style:parent-style-name="Text_20_body">
      <style:paragraph-properties fo:margin-top="0cm" fo:margin-bottom="0cm" fo:text-align="justify" style:justify-single-word="false"/>
      <style:text-properties fo:color="#000000"/>
    </style:style>
    <style:style style:name="P11" style:family="paragraph" style:parent-style-name="Heading_20_1" style:list-style-name="">
      <style:paragraph-properties fo:text-align="justify" style:justify-single-word="false"/>
      <style:text-properties fo:color="#000000"/>
    </style:style>
    <style:style style:name="P12" style:family="paragraph" style:parent-style-name="Heading_20_3" style:list-style-name="">
      <style:paragraph-properties fo:text-align="justify" style:justify-single-word="false"/>
      <style:text-properties fo:color="#000000"/>
    </style:style>
    <style:style style:name="T1" style:family="text">
      <style:text-properties style:font-name="DejaVu Sans Mono" fo:font-size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tracked-changes text:track-changes="false">
        <text:changed-region text:id="ct151543760">
          <text:deletion>
            <office:change-info>
              <dc:creator>Auteur inconnu</dc:creator>
              <dc:date>2011-04-19T14:54:00</dc:date>
            </office:change-info>
            <text:h text:style-name="P1" text:outline-level="1">49</text:h>
          </text:deletion>
        </text:changed-region>
        <text:changed-region text:id="ct151543480">
          <text:insertion>
            <office:change-info>
              <dc:creator>Auteur inconnu</dc:creator>
              <dc:date>2011-04-19T14:54:00</dc:date>
            </office:change-info>
          </text:insertion>
        </text:changed-region>
        <text:changed-region text:id="ct151431712">
          <text:deletion>
            <office:change-info>
              <dc:creator>Auteur inconnu</dc:creator>
              <dc:date>2011-04-19T14:54:00</dc:date>
            </office:change-info>
            <text:h text:style-name="P1" text:outline-level="1">INCLUDE_ILIB_FLAG</text:h>
          </text:deletion>
        </text:changed-region>
        <text:changed-region text:id="ct151431824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text:id="ct146811048">
          <text:deletion>
            <office:change-info>
              <dc:creator>Auteur inconnu</dc:creator>
              <dc:date>2011-04-19T14:55:00</dc:date>
            </office:change-info>
            <text:p text:style-name="P2">INCLUDE_ILIB_FLAG</text:p>
          </text:deletion>
        </text:changed-region>
        <text:changed-region text:id="ct151432296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text:id="ct151433104">
          <text:deletion>
            <office:change-info>
              <dc:creator>Auteur inconnu</dc:creator>
              <dc:date>2011-04-19T14:55:00</dc:date>
            </office:change-info>
            <text:p text:style-name="P2">Vincent LEJEUNE (vincent.lejeune@scilab.org)</text:p>
          </text:deletion>
        </text:changed-region>
        <text:changed-region text:id="ct151433200">
          <text:insertion>
            <office:change-info>
              <dc:creator>Auteur inconnu</dc:creator>
              <dc:date>2011-04-19T14:55:00</dc:date>
            </office:change-info>
          </text:insertion>
        </text:changed-region>
        <text:changed-region text:id="ct151432744">
          <text:deletion>
            <office:change-info>
              <dc:creator>Auteur inconnu</dc:creator>
              <dc:date>2011-04-19T14:55:00</dc:date>
            </office:change-info>
            <text:p text:style-name="P2">September 20</text:p>
          </text:deletion>
        </text:changed-region>
        <text:changed-region text:id="ct149533656">
          <text:deletion>
            <office:change-info>
              <dc:creator>Auteur inconnu</dc:creator>
              <dc:date>2011-04-19T14:55:00</dc:date>
            </office:change-info>
            <text:p text:style-name="P2">0</text:p>
          </text:deletion>
        </text:changed-region>
        <text:changed-region text:id="ct149533752">
          <text:insertion>
            <office:change-info>
              <dc:creator>Auteur inconnu</dc:creator>
              <dc:date>2011-04-19T14:56:00</dc:date>
            </office:change-info>
          </text:insertion>
        </text:changed-region>
        <text:changed-region text:id="ct149533344">
          <text:deletion>
            <office:change-info>
              <dc:creator>Auteur inconnu</dc:creator>
              <dc:date>2011-04-19T15:00:00</dc:date>
            </office:change-info>
            <text:p text:style-name="P2"/>
            <text:p text:style-name="P2"/>
            <text:p text:style-name="P2"/>
          </text:deletion>
        </text:changed-region>
        <text:changed-region text:id="ct149977584">
          <text:deletion>
            <office:change-info>
              <dc:creator>Auteur inconnu</dc:creator>
              <dc:date>2011-04-19T14:56:00</dc:date>
            </office:change-info>
            <text:p text:style-name="P2">The aim of this SEP is to add a utility Scilab macro to manage include flags that must be passed to underlying C/C++ compiler in a Scilab Gateway.</text:p>
          </text:deletion>
        </text:changed-region>
        <text:changed-region text:id="ct149533192">
          <text:deletion>
            <office:change-info>
              <dc:creator>Auteur inconnu</dc:creator>
              <dc:date>2011-04-19T15:00:00</dc:date>
            </office:change-info>
            <text:h text:style-name="P3" text:outline-level="3">Toolboxes often rely on third party includes files to provide functionality offered by an external library, at the time of compilation. They sometimes ship with their own include files too.</text:h>
            <text:h text:style-name="P3" text:outline-level="3">There is currently no unified way to tell the C/C++ underlying compiler where to look at when searching for an include file. The syntax for MSVC is </text:h>
            <text:h text:style-name="P3" text:outline-level="3">-I"C:\some\path\" </text:h>
            <text:h text:style-name="P3" text:outline-level="3">whereas the syntax for gcc is :</text:h>
            <text:h text:style-name="P3" text:outline-level="3">-I/usr/include/somepah/</text:h>
            <text:p text:style-name="P4">Such flags must be written in the build_gateway_c.sce file and need a tree of (getos()==...) if clauses. </text:p>
            <text:p text:style-name="P4">ilib_include_flag goal is to leverage such syntax by passing relative or absolute path that are then converted into absolute, compiler coherent include path flag.</text:p>
            <text:h text:style-name="P3" text:outline-level="3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EP # <text:change text:change-id="ct151543760"/><text:change-start text:change-id="ct151543480"/>5<text:change-end text:change-id="ct151543480"/>8:<text:change text:change-id="ct151431712"/><text:change-start text:change-id="ct151431824"/> function<text:change-end text:change-id="ct151431824"/> damp</text:h>
      <text:p text:style-name="P8"/>
      <text:p text:style-name="P2"/>
      <text:p text:style-name="P2">Title:<text:change text:change-id="ct146811048"/><text:change-start text:change-id="ct151432296"/> <text:change-end text:change-id="ct151432296"/>function damp</text:p>
      <text:p text:style-name="P2">Version:1.0</text:p>
      <text:p text:style-name="P2">Author:<text:change text:change-id="ct151433104"/><text:change-start text:change-id="ct151433200"/> Serge Steer, INRIA<text:change-end text:change-id="ct151433200"/></text:p>
      <text:p text:style-name="P2">Review:</text:p>
      <text:p text:style-name="P2">Commented:</text:p>
      <text:p text:style-name="P2">State:DRAFT</text:p>
      <text:p text:style-name="P2">Scilab-Version:Scilab 5.4.x</text:p>
      <text:p text:style-name="P2">Vote:No</text:p>
      <text:p text:style-name="P2">Created:<text:change text:change-id="ct151432744"/>May 5th, 201<text:change text:change-id="ct149533656"/><text:change-start text:change-id="ct149533752"/>1<text:change-end text:change-id="ct149533752"/></text:p>
      <text:p text:style-name="P8"/>
      <text:p text:style-name="P2"/>
      <text:h text:style-name="P12" text:outline-level="3">Abstract</text:h>
      <text:p text:style-name="P2"><text:change text:change-id="ct149533344"/><text:change text:change-id="ct149977584"/>This SEP <text:s/>proposes to define a new function for computing natural frequencies and damping factors <text:s/>for dynamical systems in the CACSD module, in the spirit of the Matlab one.</text:p>
      <text:h text:style-name="P12" text:outline-level="3">Rationale</text:h>
      <text:h text:style-name="P3" text:outline-level="3"><text:change text:change-id="ct149533192"/>Damping factors and natural frequencies are basic tools for analysis and specification of linear dynamical systems. The computation is <text:s/>based on the poles of the system. For that reason the function also accepts set of roots or event set of polynomials as input.</text:h>
      <text:h text:style-name="P3" text:outline-level="3">If a damping factor is near 1, the system has a high gain if the input is a signal with frequency near the natural frequency.</text:h>
      <text:h text:style-name="P3" text:outline-level="3"><text:s/></text:h>
      <text:h text:style-name="P12" text:outline-level="3">Example Usage</text:h>
      <text:p text:style-name="P10"><text:s text:c="4"/>s=%s;</text:p>
      <text:p text:style-name="P10"><text:s text:c="4"/>num=22801+4406.18*s+382.37*s^2+21.02*s^3+s^4;</text:p>
      <text:p text:style-name="P10"><text:s text:c="4"/>den=22952.25+4117.77*s+490.63*s^2+33.06*s^3+s^4</text:p>
      <text:p text:style-name="P10"><text:s text:c="4"/>h=syslin('c',num/den);</text:p>
      <text:p text:style-name="P10"><text:s text:c="4"/>[wn,z] = damp(h)</text:p>
      <text:p text:style-name="P10"><text:s/></text:p>
      <text:p text:style-name="P10">Reveals that the given tranfer function has two different natural frequencies located at 10.1 rd/s and 15 rd/s associated with damping factor of 0.3 and 0.9 </text:p>
      <text:h text:style-name="P12" text:outline-level="3">Changelog</text:h>
      <text:p text:style-name="P4"><text:tab/><text:span text:style-name="T1">1.0 – Initial Version </text:span></text:p>
      <text:h text:style-name="P12" text:outline-level="3">Copyright</text:h>
      <text:p text:style-name="P5"><text:tab/>This document has been placed under the license CeCILL-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Nimbus Roman No9 L" fo:font-size="12pt" fo:language="fr" fo:country="FR" style:letter-kerning="true" style:font-name-asian="Arial" style:font-size-asian="12pt" style:language-asian="en" style:country-asian="US" style:font-name-complex="Arial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imbus Roman No9 L" fo:font-size="12pt" fo:language="fr" fo:country="FR" style:letter-kerning="true"/>
    </style:style>
    <style:style style:name="Index" style:family="paragraph" style:class="index">
      <style:paragraph-properties style:writing-mode="page"/>
      <style:text-properties style:font-name="Nimbus Roman No9 L" fo:font-size="12pt" fo:language="fr" fo:country="FR" style:letter-kerning="true"/>
    </style:style>
    <style:style style:name="Caption" style:family="paragraph" style:class="extra">
      <style:paragraph-properties fo:margin-top="0.212cm" fo:margin-bottom="0.212cm" style:writing-mode="page"/>
      <style:text-properties style:font-name="Nimbus Roman No9 L" fo:font-size="12pt" fo:language="fr" fo:country="FR" fo:font-style="italic" style:letter-kerning="true"/>
    </style:style>
    <style:style style:name="List_20_Contents" style:display-name="List Contents" style:family="paragraph" style:class="html">
      <style:paragraph-properties fo:margin-left="1cm" fo:margin-right="0cm" fo:text-indent="0cm" style:auto-text-indent="false" style:writing-mode="page"/>
      <style:text-properties style:font-name="Nimbus Roman No9 L" fo:font-size="12pt" fo:language="fr" fo:country="FR" style:letter-kerning="true"/>
    </style:style>
    <style:style style:name="Heading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style:letter-kerning="true"/>
    </style:style>
    <style:style style:name="Text_20_body" style:display-name="Text body" style:family="paragraph" style:class="text">
      <style:paragraph-properties fo:margin-top="0cm" fo:margin-bottom="0.212cm" style:writing-mode="page"/>
      <style:text-properties style:font-name="Nimbus Roman No9 L" fo:font-size="12pt" fo:language="fr" fo:country="FR" style:letter-kerning="true"/>
    </style:style>
    <style:style style:name="Heading_20_1" style:display-name="Heading 1" style:family="paragraph" style:next-style-name="Text_20_body" style:class="text">
      <style:paragraph-properties fo:margin-top="0.423cm" fo:margin-bottom="0.212cm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writing-mode="page"/>
      <style:text-properties style:font-name="Nimbus Sans L" fo:font-size="14pt" fo:language="fr" fo:country="FR" fo:font-weight="bold" style:letter-kerning="true"/>
    </style:style>
    <style:style style:name="List" style:family="paragraph" style:class="list">
      <style:paragraph-properties fo:margin-top="0cm" fo:margin-bottom="0.212cm" style:writing-mode="page"/>
      <style:text-properties style:font-name="Nimbus Roman No9 L" fo:font-size="12pt" fo:language="fr" fo:country="FR" style:letter-kerning="true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/>
    </style:style>
    <style:style style:name="Teletype" style:family="text">
      <style:text-properties style:font-name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0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dc:title/>
    <meta:initial-creator>Pierre MARECHAL</meta:initial-creator>
    <meta:editing-cycles>4</meta:editing-cycles>
    <dc:date>2011-05-05T17:21:59</dc:date>
    <meta:creation-date>2008-07-09T13:39:08</meta:creation-date>
    <meta:editing-duration>PT02H42M40S</meta:editing-duration>
    <meta:document-statistic meta:table-count="0" meta:image-count="0" meta:object-count="0" meta:page-count="1" meta:paragraph-count="42" meta:word-count="315" meta:character-count="2082"/>
  </office:meta>
</office:document-meta>
</file>